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note">
      <style:text-properties officeooo:rsid="0029e0ae" officeooo:paragraph-rsid="0029e0ae"/>
    </style:style>
    <style:style style:name="P2" style:family="paragraph" style:parent-style-name="Footnote">
      <style:text-properties officeooo:rsid="002aabe9" officeooo:paragraph-rsid="002aabe9"/>
    </style:style>
    <style:style style:name="P3" style:family="paragraph" style:parent-style-name="Heading_20_1">
      <style:text-properties officeooo:paragraph-rsid="0043b115"/>
    </style:style>
    <style:style style:name="P4" style:family="paragraph" style:parent-style-name="Heading_20_1">
      <style:text-properties officeooo:paragraph-rsid="0047327e"/>
    </style:style>
    <style:style style:name="P5" style:family="paragraph" style:parent-style-name="Text_20_body" style:list-style-name="L16">
      <style:text-properties officeooo:paragraph-rsid="0043b115"/>
    </style:style>
    <style:style style:name="P6" style:family="paragraph" style:parent-style-name="Text_20_body" style:list-style-name="L15"/>
    <style:style style:name="P7" style:family="paragraph" style:parent-style-name="Text_20_body">
      <style:text-properties style:font-name="Liberation Sans1"/>
    </style:style>
    <style:style style:name="P8" style:family="paragraph" style:parent-style-name="Text_20_body" style:list-style-name="L1">
      <style:text-properties style:font-name="Liberation Sans1"/>
    </style:style>
    <style:style style:name="P9" style:family="paragraph" style:parent-style-name="Text_20_body" style:list-style-name="L2">
      <style:text-properties style:font-name="Liberation Sans1"/>
    </style:style>
    <style:style style:name="P10" style:family="paragraph" style:parent-style-name="Text_20_body" style:list-style-name="L3">
      <style:text-properties style:font-name="Liberation Sans1"/>
    </style:style>
    <style:style style:name="P11" style:family="paragraph" style:parent-style-name="Text_20_body" style:list-style-name="L11">
      <style:text-properties style:font-name="Liberation Sans1"/>
    </style:style>
    <style:style style:name="P12" style:family="paragraph" style:parent-style-name="Text_20_body" style:list-style-name="L16">
      <style:text-properties style:font-name="Liberation Sans1"/>
    </style:style>
    <style:style style:name="P13" style:family="paragraph" style:parent-style-name="Text_20_body" style:list-style-name="L15">
      <style:text-properties style:font-name="Liberation Sans1"/>
    </style:style>
    <style:style style:name="P14" style:family="paragraph" style:parent-style-name="Text_20_body" style:list-style-name="L8">
      <style:text-properties style:font-name="Liberation Sans1"/>
    </style:style>
    <style:style style:name="P15" style:family="paragraph" style:parent-style-name="Text_20_body" style:list-style-name="L10">
      <style:text-properties style:font-name="Liberation Sans1"/>
    </style:style>
    <style:style style:name="P16" style:family="paragraph" style:parent-style-name="Text_20_body" style:list-style-name="L4">
      <style:text-properties style:font-name="Liberation Sans1"/>
    </style:style>
    <style:style style:name="P17" style:family="paragraph" style:parent-style-name="Text_20_body" style:list-style-name="L17">
      <style:text-properties style:font-name="Liberation Sans1"/>
    </style:style>
    <style:style style:name="P18" style:family="paragraph" style:parent-style-name="Text_20_body" style:list-style-name="L5">
      <style:text-properties style:font-name="Liberation Sans1"/>
    </style:style>
    <style:style style:name="P19" style:family="paragraph" style:parent-style-name="Text_20_body" style:list-style-name="L6">
      <style:text-properties style:font-name="Liberation Sans1"/>
    </style:style>
    <style:style style:name="P20" style:family="paragraph" style:parent-style-name="Text_20_body" style:list-style-name="L9">
      <style:text-properties style:font-name="Liberation Sans1"/>
    </style:style>
    <style:style style:name="P21" style:family="paragraph" style:parent-style-name="Text_20_body" style:list-style-name="L7">
      <style:text-properties style:font-name="Liberation Sans1"/>
    </style:style>
    <style:style style:name="P22" style:family="paragraph" style:parent-style-name="Text_20_body" style:list-style-name="L12">
      <style:text-properties style:font-name="Liberation Sans1"/>
    </style:style>
    <style:style style:name="P23" style:family="paragraph" style:parent-style-name="Text_20_body" style:list-style-name="L12">
      <style:text-properties style:font-name="Liberation Sans1" officeooo:paragraph-rsid="0047327e"/>
    </style:style>
    <style:style style:name="P24" style:family="paragraph" style:parent-style-name="Text_20_body" style:list-style-name="L13">
      <style:text-properties style:font-name="Liberation Sans1"/>
    </style:style>
    <style:style style:name="P25" style:family="paragraph" style:parent-style-name="Text_20_body" style:list-style-name="L14">
      <style:text-properties style:font-name="Liberation Sans1"/>
    </style:style>
    <style:style style:name="P26" style:family="paragraph" style:parent-style-name="Text_20_body" style:list-style-name="L9">
      <style:text-properties style:font-name="Liberation Sans1" officeooo:rsid="0046ea1b" officeooo:paragraph-rsid="0046ea1b"/>
    </style:style>
    <style:style style:name="P27" style:family="paragraph" style:parent-style-name="Text_20_body" style:list-style-name="L20">
      <style:text-properties style:font-name="Liberation Sans1" officeooo:paragraph-rsid="0047327e"/>
    </style:style>
    <style:style style:name="P28" style:family="paragraph" style:parent-style-name="Text_20_body" style:list-style-name="L21">
      <style:text-properties style:font-name="Liberation Sans1" officeooo:paragraph-rsid="0047327e"/>
    </style:style>
    <style:style style:name="P29" style:family="paragraph" style:parent-style-name="Text_20_body" style:list-style-name="L22">
      <style:text-properties style:font-name="Liberation Sans1" officeooo:paragraph-rsid="0047327e"/>
    </style:style>
    <style:style style:name="P30" style:family="paragraph" style:parent-style-name="Text_20_body">
      <style:text-properties style:font-name="Liberation Sans1" officeooo:paragraph-rsid="0047327e"/>
    </style:style>
    <style:style style:name="P31" style:family="paragraph" style:parent-style-name="Text_20_body" style:list-style-name="L18">
      <style:text-properties officeooo:paragraph-rsid="003d2fb1"/>
    </style:style>
    <style:style style:name="P32" style:family="paragraph" style:parent-style-name="Title">
      <style:paragraph-properties fo:break-before="page"/>
    </style:style>
    <style:style style:name="P33" style:family="paragraph" style:parent-style-name="Title">
      <loext:graphic-properties draw:fill="none"/>
      <style:paragraph-properties fo:margin-left="0cm" fo:margin-right="0cm" fo:margin-top="0.423cm" fo:margin-bottom="0.212cm" style:contextual-spacing="false" fo:text-align="center" style:justify-single-word="false" fo:text-indent="0cm" style:auto-text-indent="false" fo:break-before="page" fo:background-color="transparent"/>
    </style:style>
    <style:style style:name="T1" style:family="text">
      <style:text-properties officeooo:rsid="001b44d8"/>
    </style:style>
    <style:style style:name="T2" style:family="text">
      <style:text-properties officeooo:rsid="001b3485"/>
    </style:style>
    <style:style style:name="T3" style:family="text">
      <style:text-properties fo:font-weight="bold" style:font-weight-asian="bold" style:font-weight-complex="bold"/>
    </style:style>
    <style:style style:name="T4" style:family="text">
      <style:text-properties fo:font-weight="bold" officeooo:rsid="003a7c9d" style:font-weight-asian="bold" style:font-weight-complex="bold"/>
    </style:style>
    <style:style style:name="T5" style:family="text">
      <style:text-properties style:font-name="Liberation Sans1"/>
    </style:style>
    <style:style style:name="T6" style:family="text">
      <style:text-properties style:font-name="Liberation Sans1" fo:font-weight="normal" style:font-weight-asian="normal" style:font-weight-complex="normal"/>
    </style:style>
    <style:style style:name="T7" style:family="text">
      <style:text-properties style:font-name="Liberation Sans1" fo:font-weight="normal" officeooo:rsid="002c9a20" style:font-weight-asian="normal" style:font-weight-complex="normal"/>
    </style:style>
    <style:style style:name="T8" style:family="text">
      <style:text-properties style:font-name="Liberation Sans1" fo:font-weight="bold" style:font-weight-asian="bold" style:font-weight-complex="bold"/>
    </style:style>
    <style:style style:name="T9" style:family="text">
      <style:text-properties style:font-name="Liberation Sans1" officeooo:rsid="0043b115"/>
    </style:style>
    <style:style style:name="T10" style:family="text">
      <style:text-properties officeooo:rsid="0019c127"/>
    </style:style>
    <style:style style:name="T11" style:family="text">
      <style:text-properties officeooo:rsid="001ded59"/>
    </style:style>
    <style:style style:name="T12" style:family="text">
      <style:text-properties officeooo:rsid="001dffcd"/>
    </style:style>
    <style:style style:name="T13" style:family="text">
      <style:text-properties officeooo:rsid="00250f94"/>
    </style:style>
    <style:style style:name="T14" style:family="text">
      <style:text-properties officeooo:rsid="00263a89"/>
    </style:style>
    <style:style style:name="T15" style:family="text">
      <style:text-properties officeooo:rsid="0029e0ae"/>
    </style:style>
    <style:style style:name="T16" style:family="text">
      <style:text-properties style:text-position="super 58%" officeooo:rsid="0032808c"/>
    </style:style>
    <style:style style:name="T17" style:family="text">
      <style:text-properties style:text-position="0% 100%"/>
    </style:style>
    <style:style style:name="T18" style:family="text">
      <style:text-properties style:text-position="0% 100%" officeooo:rsid="0032808c"/>
    </style:style>
    <style:style style:name="T19" style:family="text">
      <style:text-properties officeooo:rsid="002c9a20"/>
    </style:style>
    <style:style style:name="T20" style:family="text">
      <style:text-properties fo:font-weight="normal" style:font-weight-asian="normal" style:font-weight-complex="normal"/>
    </style:style>
    <style:style style:name="T21" style:family="text">
      <style:text-properties fo:font-style="italic" style:font-style-asian="italic" style:font-style-complex="italic"/>
    </style:style>
    <style:style style:name="T22" style:family="text">
      <style:text-properties officeooo:rsid="002fa214"/>
    </style:style>
    <style:style style:name="T23" style:family="text">
      <style:text-properties officeooo:rsid="00312374"/>
    </style:style>
    <style:style style:name="T24" style:family="text">
      <style:text-properties officeooo:rsid="0032808c"/>
    </style:style>
    <style:style style:name="T25" style:family="text">
      <style:text-properties officeooo:rsid="003465e3"/>
    </style:style>
    <style:style style:name="T26" style:family="text">
      <style:text-properties officeooo:rsid="00356a65"/>
    </style:style>
    <style:style style:name="T27" style:family="text">
      <style:text-properties officeooo:rsid="00357bfe"/>
    </style:style>
    <style:style style:name="T28" style:family="text">
      <style:text-properties officeooo:rsid="003a7c9d"/>
    </style:style>
    <style:style style:name="T29" style:family="text">
      <style:text-properties officeooo:rsid="003c43e3"/>
    </style:style>
    <style:style style:name="T30" style:family="text">
      <style:text-properties officeooo:rsid="0043b115"/>
    </style:style>
    <style:style style:name="T31" style:family="text">
      <style:text-properties officeooo:rsid="0046ea1b"/>
    </style:style>
    <style:style style:name="T32" style:family="text">
      <style:text-properties officeooo:rsid="0047e4da"/>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Quick Start</text:p>
      <text:p text:style-name="P30">PATHOGENESIS is a <text:span text:style-name="T22">deck-building </text:span>game in which you play the role of PATHOGENS invading the human body. You attack the RESPIRATORY, GASTROINTESTINAL, TISSUE and GENITOURINARY tracts, until one or more of them takes too much damage. Meanwhile, the IMMUNE SYSTEM kicks in and starts destroying your pathogens.</text:p>
      <text:h text:style-name="P4" text:outline-level="1">Building pathogens</text:h>
      <text:list text:style-name="L12">
        <text:list-item>
          <text:p text:style-name="P23">You start <text:span text:style-name="T22">by playing</text:span> a base pathogen in front of you, and strengthen it with traits, toxins and collateral damage cards (a bit like adding armour and weapons to a base soldier)</text:p>
        </text:list-item>
        <text:list-item>
          <text:p text:style-name="P23">You can upgrade the base pathogen – which might make it tract-specific, but will make the base unit stronger (attack &amp; defence).</text:p>
        </text:list-item>
        <text:list-item>
          <text:p text:style-name="P23">You can also directly play upgraded base pathogens from your hand</text:p>
        </text:list-item>
        <text:list-item>
          <text:p text:style-name="P23">You can make as many pathogens as you like</text:p>
        </text:list-item>
        <text:list-item>
          <text:p text:style-name="P23">A pathogen stays in front of you until it’s destroyed by the immune response</text:p>
        </text:list-item>
      </text:list>
      <text:h text:style-name="P4" text:outline-level="1">The Attack</text:h>
      <text:list xml:id="list260444889" text:style-name="L20">
        <text:list-item>
          <text:p text:style-name="P27">Each pathogen attacks a tract, starting with the barrier cards: if attack ≥ defence, then the attack is successful and the <text:span text:style-name="T28">barrier </text:span>card is <text:span text:style-name="T28">trashed</text:span>.</text:p>
        </text:list-item>
        <text:list-item>
          <text:p text:style-name="P27">If attack &lt; defence, the attack is unsuccessful and nothing happens.</text:p>
        </text:list-item>
        <text:list-item>
          <text:p text:style-name="P27">When all barrier cards in a tract are removed, pathogens attack the tract directly.</text:p>
        </text:list-item>
        <text:list-item>
          <text:p text:style-name="P27">Damage points tokens are removed from the tract according to the attack strength of the pathogen.</text:p>
        </text:list-item>
      </text:list>
      <text:h text:style-name="P4" text:outline-level="1">The Immune Response</text:h>
      <text:list text:style-name="L21">
        <text:list-item>
          <text:p text:style-name="P28">When a player depletes a tract barrier, the immune response is activated (on that player’s next turn).</text:p>
        </text:list-item>
        <text:list-item>
          <text:p text:style-name="P28">If no barriers have been depleted by the end of round 3, the immune deck starts getting depleted (see <text:span text:style-name="T21"><text:bookmark-ref text:reference-format="text" text:ref-name="__RefHeading___Toc1155_3715993017">Turns &amp; Rounds</text:bookmark-ref></text:span>)</text:p>
        </text:list-item>
        <text:list-item>
          <text:p text:style-name="P28">Each attacking pathogen is dealt an immune card</text:p>
        </text:list-item>
        <text:list-item>
          <text:p text:style-name="P28">The immune cards deal a lot of damage to pathogens – any destroyed pathogen is discarded before it gets a chance to attack (unless it ha<text:span text:style-name="T27">d</text:span> a pre-emptive strike that turn) </text:p>
        </text:list-item>
        <text:list-item>
          <text:p text:style-name="P28">The immune cards also attach immune cells which attract other immune cards, putting surviving pathogens in lasting danger</text:p>
        </text:list-item>
        <text:list-item>
          <text:p text:style-name="P28">After a while, Immune Deck 1 is depleted and shuffled in with Immune Deck 2, and the immune response gets stronger</text:p>
        </text:list-item>
      </text:list>
      <text:h text:style-name="P4" text:outline-level="1">End Game</text:h>
      <text:list xml:id="list164608119711599" text:continue-list="list260444889" text:style-name="L20">
        <text:list-item>
          <text:p text:style-name="P27">Failure: The combined immune response deck is fully depleted (when you can’t draw another card).</text:p>
        </text:list-item>
        <text:list-item>
          <text:p text:style-name="P27">Success: The required number of body tracts have been depleted of damage counters. Pathogens win.</text:p>
        </text:list-item>
        <text:list-item>
          <text:p text:style-name="P27">(Competitive mode) When the game ends <text:span text:style-name="T22">successfully</text:span>, the winner is the person who collected the most damage points.</text:p>
        </text:list-item>
      </text:list>
      <text:h text:style-name="P4" text:outline-level="1">Tips for beginners</text:h>
      <text:list text:style-name="L22">
        <text:list-item>
          <text:p text:style-name="P29"><text:span text:style-name="T28">D</text:span>efence is necessary to survive the immune response</text:p>
        </text:list-item>
        <text:list-item>
          <text:p text:style-name="P29">Speed is also useful – it gets harder to survive as the game goes on</text:p>
        </text:list-item>
        <text:list-item>
          <text:p text:style-name="P29"><text:span text:style-name="T23">Get</text:span> <text:span text:style-name="T12">u</text:span>pgrade<text:span text:style-name="T12">d</text:span> pathogens</text:p>
        </text:list-item>
        <text:list-item>
          <text:p text:style-name="P29">Specialise in a tract</text:p>
        </text:list-item>
        <text:list-item>
          <text:p text:style-name="P29">Trash starter cards (by using their <text:span text:style-name="T2">special </text:span>abilities and upgrading pathogens)</text:p>
        </text:list-item>
        <text:list-item>
          <text:p text:style-name="P29">Pay attention to <text:span text:style-name="T12">colour compatibility </text:span><text:span text:style-name="T23">on cards</text:span></text:p>
        </text:list-item>
      </text:list>
      <text:p text:style-name="P33">Definitions</text:p>
      <text:h text:style-name="Heading_20_1" text:outline-level="1"><text:bookmark-start text:name="__RefHeading___Toc1157_3715993017"/><text:span text:style-name="T3">Tracts</text:span>:<text:bookmark-end text:name="__RefHeading___Toc1157_3715993017"/></text:h>
      <text:section text:style-name="Sect1" text:name="Section1">
        <text:list xml:id="list505387187" text:style-name="L1">
          <text:list-item>
            <text:p text:style-name="P8">Tissue (pink)</text:p>
          </text:list-item>
          <text:list-item>
            <text:p text:style-name="P8">Respiratory (blue)</text:p>
          </text:list-item>
          <text:list-item>
            <text:p text:style-name="P8">Gastrointestinal (green)</text:p>
          </text:list-item>
          <text:list-item>
            <text:p text:style-name="P8">Genitourinary (yellow)</text:p>
          </text:list-item>
        </text:list>
      </text:section>
      <text:list xml:id="list164608816155297" text:continue-numbering="true" text:style-name="L1">
        <text:list-item>
          <text:p text:style-name="P8">Purple means something works with any tract.</text:p>
        </text:list-item>
      </text:list>
      <text:h text:style-name="Heading_20_1" text:outline-level="1"><text:span text:style-name="T3">Gene pool deck</text:span>:</text:h>
      <text:list text:style-name="L2">
        <text:list-item>
          <text:p text:style-name="P9"><text:span text:style-name="T3">Trait</text:span>: Attaches to pathogen. Lower-level enhancements for pathogens.</text:p>
        </text:list-item>
        <text:list-item>
          <text:p text:style-name="P9"><text:span text:style-name="T3">Toxin</text:span>: Attaches to pathogen. More powerful enhancements. Won’t fit starter pathogens.</text:p>
        </text:list-item>
        <text:list-item>
          <text:p text:style-name="P9"><text:span text:style-name="T3">Collateral Damage</text:span>: Attaches to pathogen. If the pathogen survives the immune response then the immune card’s attack is added to the pathogen’s attack strength for the subsequent attack (phase 4).</text:p>
        </text:list-item>
        <text:list-item>
          <text:p text:style-name="P9"><text:span text:style-name="T3">Environment</text:span>: Doesn’t attach (permanently) to pathogen – discarded at end of turn.</text:p>
        </text:list-item>
      </text:list>
      <text:h text:style-name="Heading_20_1" text:outline-level="1"><text:span text:style-name="T3">TTCD</text:span> <text:span text:style-name="T3">cards</text:span><text:span text:style-name="T20">: </text:span></text:h>
      <text:list text:style-name="L18">
        <text:list-item>
          <text:p text:style-name="P31"><text:span text:style-name="T7">Trait, Toxin &amp; Collateral Damage cards</text:span><text:span text:style-name="T6"> – </text:span><text:span text:style-name="T5">these are all the cards which attach permanently to a pathogen until it’s destroyed.</text:span></text:p>
        </text:list-item>
      </text:list>
      <text:h text:style-name="Heading_20_1" text:outline-level="1"><text:span text:style-name="T3">Starter deck</text:span>:</text:h>
      <text:list xml:id="list2064112746" text:style-name="L3">
        <text:list-item>
          <text:p text:style-name="P10">10 <text:span text:style-name="T3">New</text:span> <text:span text:style-name="T3">DNA </text:span><text:span text:style-name="T20">cards</text:span>, <text:span text:style-name="T2">which can be used for one of 3 things:</text:span></text:p>
          <text:list>
            <text:list-item>
              <text:p text:style-name="P10">Main abilities – discard DNA card after use:</text:p>
              <text:list>
                <text:list-item>
                  <text:p text:style-name="P10">Buy a new card (provides 1 towards cost)</text:p>
                </text:list-item>
                <text:list-item>
                  <text:p text:style-name="P10">Discard a card from the active gene pool</text:p>
                </text:list-item>
              </text:list>
            </text:list-item>
            <text:list-item>
              <text:p text:style-name="P10">Trash the DNA card to use its special ability</text:p>
            </text:list-item>
          </text:list>
        </text:list-item>
        <text:list-item>
          <text:p text:style-name="P10">4 basic purple (all-tract) pathogens:</text:p>
          <text:list>
            <text:list-item>
              <text:p text:style-name="P10">2 <text:span text:style-name="T3">opportunistic pathogen</text:span> (attack but no defence)</text:p>
            </text:list-item>
            <text:list-item>
              <text:p text:style-name="P10">2 <text:span text:style-name="T3">normal flora</text:span> (defence but no attack<text:span text:style-name="T1">)</text:span></text:p>
            </text:list-item>
          </text:list>
        </text:list-item>
      </text:list>
      <text:h text:style-name="Heading_20_1" text:outline-level="1"><text:span text:style-name="T3">Pathogens</text:span>:</text:h>
      <text:list text:style-name="L11">
        <text:list-item>
          <text:p text:style-name="P11">2 tract-specific pathogens per tract (basic and advanced);</text:p>
        </text:list-item>
        <text:list-item>
          <text:p text:style-name="P11">Basic purple pathogens in starter deck</text:p>
        </text:list-item>
        <text:list-item>
          <text:p text:style-name="P11">Advanced tract-specific pathogens available to buy/upgrade</text:p>
        </text:list-item>
        <text:list-item>
          <text:p text:style-name="P11">Advanced purple (Super multi-point pathogens)</text:p>
        </text:list-item>
      </text:list>
      <text:p text:style-name="P7">See <text:span text:style-name="T21"><text:bookmark-ref text:reference-format="text" text:ref-name="__RefHeading___Toc1149_3715993017">Buying and upgrading pathogens</text:bookmark-ref></text:span><text:s/>for more info.</text:p>
      <text:h text:style-name="Heading_20_1" text:outline-level="1">Immune Deck (ID):</text:h>
      <text:list xml:id="list2913377205" text:style-name="L16">
        <text:list-item>
          <text:p text:style-name="P12">Immune Deck 1 (<text:span text:style-name="T3">ID1</text:span>) is not as hard to survive as Immune Deck 2 (<text:span text:style-name="T3">ID2</text:span>)!</text:p>
        </text:list-item>
      </text:list>
      <text:h text:style-name="P3" text:outline-level="1"><text:span text:style-name="T3">Genetic Value </text:span><text:span text:style-name="T4">(GV)</text:span>: </text:h>
      <text:list xml:id="list164609044798361" text:continue-numbering="true" text:style-name="L16">
        <text:list-item>
          <text:p text:style-name="P5">The name of the currency for buying cards. DNA symbol. Card cost <text:span text:style-name="T28">is</text:span> in bottom left.</text:p>
        </text:list-item>
      </text:list>
      <text:h text:style-name="Heading_20_1" text:outline-level="1">Tokens:</text:h>
      <text:list text:style-name="L15">
        <text:list-item>
          <text:p text:style-name="P13"><text:span text:style-name="T3">Immune markers</text:span> are placed on pathogens by some immune deck cards. The markers increase damage, and attract immune deck cards from other pathogens.</text:p>
        </text:list-item>
        <text:list-item>
          <text:p text:style-name="P13">The <text:span text:style-name="T3">+2 attack &amp; defence tokens</text:span> are placed on pathogens by some trait cards. A pathogen can’t have more than one +2 attack/defence token.</text:p>
        </text:list-item>
        <text:list-item>
          <text:p text:style-name="P6"><text:span text:style-name="T8">DNA tokens</text:span><text:span text:style-name="T5">: Gained by defeating barrier cards. Used for extra </text:span><text:span text:style-name="T9">GV</text:span><text:span text:style-name="T5"> when buying cards.</text:span></text:p>
        </text:list-item>
      </text:list>
      <text:p text:style-name="P32"><text:span text:style-name="T32">R</text:span>eference – Actions and whatnot</text:p>
      <text:h text:style-name="Heading_20_1" text:outline-level="1">Setup</text:h>
      <text:list text:style-name="L8">
        <text:list-item>
          <text:p text:style-name="P14">Check expansion rule sheet for setup numbers</text:p>
        </text:list-item>
        <text:list-item>
          <text:p text:style-name="P14">Immune <text:span text:style-name="T23">D</text:span>eck 2 starts as discard pile for ID1</text:p>
        </text:list-item>
      </text:list>
      <text:h text:style-name="Heading_20_1" text:outline-level="1"><text:bookmark-start text:name="__RefHeading___Toc1155_3715993017"/>Turns <text:span text:style-name="T15">&amp; Rounds</text:span><text:bookmark-end text:name="__RefHeading___Toc1155_3715993017"/></text:h>
      <text:list text:style-name="L10">
        <text:list-item>
          <text:p text:style-name="P15">On your turn, do all phases 1-5 (ie as many actions as you like/can) – note phases 2/3 aren’t <text:span text:style-name="T22">relevant</text:span> before the ID activates</text:p>
        </text:list-item>
        <text:list-item>
          <text:p text:style-name="P15">Note: Pathogens &amp; attached TTCD cards remain in play until they’re destroyed by the immune response. Other cards used this round are discarded and new cards are drawn.</text:p>
        </text:list-item>
        <text:list-item>
          <text:p text:style-name="P15">Rounds generally have little meaning in the game, except:</text:p>
          <text:list>
            <text:list-item>
              <text:p text:style-name="P15"><text:span text:style-name="T17">From the </text:span><text:span text:style-name="T18">end of the 3</text:span><text:span text:style-name="T16">rd</text:span><text:span text:style-name="T18"> round </text:span>onwards, if </text:p>
              <text:list>
                <text:list-item>
                  <text:p text:style-name="P15">the immune system hasn’t been activated </text:p>
                </text:list-item>
                <text:list-item>
                  <text:p text:style-name="P15">and no immune barrier was removed during the round;</text:p>
                </text:list-item>
              </text:list>
              <text:p text:style-name="P15">remove 1 immune response card from the deck.<text:note text:id="ftn1" text:note-class="footnote"><text:note-citation>1</text:note-citation><text:note-body><text:p text:style-name="P2">This makes it harder to win, as Immune Deck 2 is activated sooner, plus if the whole deck gets depleted then the immune system wins. This encourages players to hurry up and get on with things.</text:p></text:note-body></text:note></text:p>
            </text:list-item>
            <text:list-item>
              <text:p text:style-name="P15">When the last barrier card for a tract is defeated <text:span text:style-name="T19">by a player, the immune deck is triggered, and will become active on that player’s next turn.</text:span></text:p>
            </text:list-item>
          </text:list>
        </text:list-item>
      </text:list>
      <text:h text:style-name="Heading_20_1" text:outline-level="1">Deck Building mechanism</text:h>
      <text:list text:style-name="L4">
        <text:list-item>
          <text:p text:style-name="P16">May keep cards in hand if unused</text:p>
        </text:list-item>
        <text:list-item>
          <text:p text:style-name="P16">Draw up to hand-limit of 5 (unless instructed otherwise)</text:p>
        </text:list-item>
        <text:list-item>
          <text:p text:style-name="P16">Refill deck by shuffling discard pile</text:p>
        </text:list-item>
        <text:list-item>
          <text:p text:style-name="P16">New DNA cards can only be played for one of the 3 actions (see definitions) – likewise pathogens can be played for GV or to be put down as a new pathogen.</text:p>
        </text:list-item>
        <text:list-item>
          <text:p text:style-name="P16">No cost to play a card</text:p>
        </text:list-item>
        <text:list-item>
          <text:p text:style-name="P16">You buy a card using Genetic Value. </text:p>
          <text:list>
            <text:list-item>
              <text:p text:style-name="P16">The GV cost of a card is in the bottom-right. </text:p>
            </text:list-item>
            <text:list-item>
              <text:p text:style-name="P16">You use GV by playing cards with GV in the top-left and/or discarding GV tokens.</text:p>
            </text:list-item>
          </text:list>
        </text:list-item>
        <text:list-item>
          <text:p text:style-name="P16">Discarding at end of turn:</text:p>
          <text:list>
            <text:list-item>
              <text:p text:style-name="P16">Used environment cards</text:p>
            </text:list-item>
            <text:list-item>
              <text:p text:style-name="P16">Bought cards</text:p>
            </text:list-item>
            <text:list-item>
              <text:p text:style-name="P16">Cards used for GV</text:p>
            </text:list-item>
            <text:list-item>
              <text:p text:style-name="P16"><text:span text:style-name="T11">Defeated</text:span> pathogens</text:p>
            </text:list-item>
            <text:list-item>
              <text:p text:style-name="P16">Unused card hands not being held for next round</text:p>
            </text:list-item>
          </text:list>
        </text:list-item>
        <text:list-item>
          <text:p text:style-name="P16">Undefeated pathogens in play, attached TTCD cards, and immune markers, are not discarded</text:p>
        </text:list-item>
      </text:list>
      <text:h text:style-name="Heading_20_1" text:outline-level="1"><text:bookmark-start text:name="__RefHeading___Toc1149_3715993017"/><text:span text:style-name="T24">Buying and u</text:span>pgrading pathogen<text:span text:style-name="T24">s</text:span><text:bookmark-end text:name="__RefHeading___Toc1149_3715993017"/></text:h>
      <text:list text:style-name="L17">
        <text:list-item>
          <text:p text:style-name="P17">When you buy a pathogen card, you can put it into play in one of two ways:</text:p>
          <text:list>
            <text:list-item>
              <text:p text:style-name="P17">Put it into your discard pile at the end of the turn, and play it as a <text:span text:style-name="T21">new</text:span> pathogen later</text:p>
            </text:list-item>
            <text:list-item>
              <text:p text:style-name="P17">Upgrade a pathogen already in play</text:p>
            </text:list-item>
          </text:list>
        </text:list-item>
      </text:list>
      <text:list text:style-name="L5">
        <text:list-item>
          <text:p text:style-name="P18">The pathogen card being upgraded is <text:span text:style-name="T28">trashed</text:span></text:p>
        </text:list-item>
        <text:list-item>
          <text:p text:style-name="P18">Must upgrade one step at a time:</text:p>
          <text:list>
            <text:list-item>
              <text:p text:style-name="P18">basic purple → advanced purple <text:span text:style-name="T10">(super multi-point pathogen)</text:span></text:p>
            </text:list-item>
            <text:list-item>
              <text:p text:style-name="P18">basic purple → basic tract-specific → tract-specific <text:span text:style-name="T10">super pathogen</text:span></text:p>
            </text:list-item>
          </text:list>
        </text:list-item>
      </text:list>
      <text:h text:style-name="Heading_20_1" text:outline-level="1"><text:soft-page-break/>Connecting TTCD cards to pathogens</text:h>
      <text:list text:style-name="L6">
        <text:list-item>
          <text:p text:style-name="P19">Purple connectors attach to any connector</text:p>
        </text:list-item>
        <text:list-item>
          <text:p text:style-name="P19">Non-purple connectors only attach to their own colour and purple</text:p>
        </text:list-item>
        <text:list-item>
          <text:p text:style-name="P19">Can only rearrange connected cards when upgrading the pathogens</text:p>
        </text:list-item>
        <text:list-item>
          <text:p text:style-name="P19">TTCD cards only attach to pathogens, not to other TTCD cards</text:p>
        </text:list-item>
        <text:list-item>
          <text:p text:style-name="P19">Pathogens can’t be connected to each other <text:span text:style-name="T24">(they’re separate entities)</text:span></text:p>
        </text:list-item>
        <text:list-item>
          <text:p text:style-name="P19">Can’t attach duplicate traits to a pathogen</text:p>
        </text:list-item>
      </text:list>
      <text:h text:style-name="Heading_20_1" text:outline-level="1">TTCD card actions / abilities / effects</text:h>
      <text:list xml:id="list1841550924" text:style-name="L9">
        <text:list-item>
          <text:p text:style-name="P26">Includes attack &amp; defense buffs, special effects (increasing hand limits etc)</text:p>
        </text:list-item>
        <text:list-item>
          <text:p text:style-name="P20">Pay attention to the colour surrounding the action/ability/<text:span text:style-name="T31">effect</text:span>. It’s only applicable if the pathogen is attacking the matching tract.</text:p>
        </text:list-item>
        <text:list-item>
          <text:p text:style-name="P20">A pathogen can’t benefit from the effect of the same <text:span text:style-name="T25">trait (incl. duplicates)</text:span> twice. </text:p>
        </text:list-item>
        <text:list-item>
          <text:p text:style-name="P20">A purple pathogen which is given a +2 attack/defence token because it’s being treated as a tract-specific pathogen, must become specific to that tract until it dies<text:note text:id="ftn0" text:note-class="footnote"><text:note-citation>2</text:note-citation><text:note-body><text:p text:style-name="P1">Online FAQ answered by the game creator, Loren Cunningham: https://boardgamegeek.com/thread/1798430/rules-clarifications-mainly-super-multi-point-path</text:p></text:note-body></text:note></text:p>
        </text:list-item>
        <text:list-item>
          <text:p text:style-name="P20">Therefore, no pathogen can have more than one +2 attack/defence token on it.</text:p>
        </text:list-item>
        <text:list-item>
          <text:p text:style-name="P20">Additionally a pathogen which is connected to, say, a Gelatinase trait, can’t benefit from another pathogen’s Gelatinase trait.</text:p>
        </text:list-item>
      </text:list>
      <text:h text:style-name="Heading_20_1" text:outline-level="1">Attacking <text:span text:style-name="T29">the body</text:span></text:h>
      <text:list text:style-name="L7">
        <text:list-item>
          <text:p text:style-name="P21">Pathogens must attack <text:span text:style-name="T13">something</text:span></text:p>
          <text:list>
            <text:list-item>
              <text:p text:style-name="P21">Tract-specific pathogens can only attack the tract that they are specific for</text:p>
            </text:list-item>
            <text:list-item>
              <text:p text:style-name="P21">Purple pathogens can attack any tract</text:p>
            </text:list-item>
            <text:list-item>
              <text:p text:style-name="P21"><text:span text:style-name="T31">Check colour compatibility on connected </text:span><text:span text:style-name="T13">TTCD cards</text:span></text:p>
            </text:list-item>
          </text:list>
        </text:list-item>
        <text:list-item>
          <text:p text:style-name="P21"><text:span text:style-name="T12">Pathogens c</text:span>an attack <text:span text:style-name="T26">one at a time</text:span> in any order</text:p>
        </text:list-item>
        <text:list-item>
          <text:p text:style-name="P21">Cards with a pre-emptive attack don’t attack again in phase 4</text:p>
        </text:list-item>
        <text:list-item>
          <text:p text:style-name="P21">Must defeat the barrier cards before taking damage tokens from a tract</text:p>
        </text:list-item>
        <text:list-item>
          <text:p text:style-name="P21">An attack <text:span text:style-name="T23">on a barrier card</text:span> is successful <text:span text:style-name="T13">i</text:span>f attack ≥ defence</text:p>
          <text:list>
            <text:list-item>
              <text:p text:style-name="P21">A defeated barrier card is discarded and G<text:span text:style-name="T14">enetic </text:span>V<text:span text:style-name="T14">alue</text:span> tokens are taken <text:span text:style-name="T14">as instructed</text:span></text:p>
            </text:list-item>
            <text:list-item>
              <text:p text:style-name="P21">Unused attack points roll over to the next t<text:span text:style-name="T31">arge</text:span>t (barrier card or damage tokens)</text:p>
            </text:list-item>
            <text:list-item>
              <text:p text:style-name="P21">Once barrier cards are gone, damage points tokens are taken from the petri dish – one for each damage point</text:p>
            </text:list-item>
          </text:list>
        </text:list-item>
        <text:list-item>
          <text:p text:style-name="P21">An attack is unsuccessful if attack &lt; defence – in which case, nothing happens.</text:p>
        </text:list-item>
      </text:list>
      <text:h text:style-name="Heading_20_1" text:outline-level="1">The immune response</text:h>
      <text:list xml:id="list164609664751090" text:continue-list="list2064112746" text:style-name="L3">
        <text:list-item>
          <text:p text:style-name="P10">If player doesn’t have a pathogen in play, can do one of 2 things: </text:p>
          <text:list>
            <text:list-item>
              <text:p text:style-name="P10">Show hand and re-draw entire hand until you can play a pathogen</text:p>
            </text:list-item>
            <text:list-item>
              <text:p text:style-name="P10">Draw one immune response card and take the damage by <text:span text:style-name="T26">trashing</text:span> <text:span text:style-name="T26">their collected</text:span> damage tokens equal to immune attack value</text:p>
            </text:list-item>
          </text:list>
        </text:list-item>
        <text:list-item>
          <text:p text:style-name="P10">Order of events:</text:p>
          <text:list>
            <text:list-item>
              <text:p text:style-name="P10">Draw a card for each pathogen in play, assigned randomly</text:p>
            </text:list-item>
            <text:list-item>
              <text:p text:style-name="P10">Immune cards move (if attracted to immune markers)</text:p>
            </text:list-item>
            <text:list-item>
              <text:p text:style-name="P10">Area effects: Some immune cards affect attack strength of others</text:p>
            </text:list-item>
            <text:list-item>
              <text:p text:style-name="P10">Resolve card attack</text:p>
              <text:list>
                <text:list-item>
                  <text:p text:style-name="P10">Pathogen is defeated if attack ≥ defence</text:p>
                </text:list-item>
              </text:list>
            </text:list-item>
            <text:list-item>
              <text:p text:style-name="P10">Additional effects of immune cards</text:p>
            </text:list-item>
            <text:list-item>
              <text:p text:style-name="P10">Discard immune response cards</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style:contextual-spacing="false" fo:line-height="100%"/>
      <style:text-properties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14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style:text-properties fo:font-size="1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5cm" fo:margin-bottom="1.145cm" fo:margin-left="1.192cm" fo:margin-right="1.20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6T13:41:38.918000000</meta:creation-date>
    <dc:date>2023-07-27T16:46:07.725000000</dc:date>
    <meta:editing-duration>PT6H42M1S</meta:editing-duration>
    <meta:editing-cycles>25</meta:editing-cycles>
    <meta:generator>LibreOffice/7.5.0.3$Windows_X86_64 LibreOffice_project/c21113d003cd3efa8c53188764377a8272d9d6de</meta:generator>
    <meta:document-statistic meta:table-count="0" meta:image-count="0" meta:object-count="0" meta:page-count="4" meta:paragraph-count="146" meta:word-count="1646" meta:character-count="9310" meta:non-whitespace-character-count="7908"/>
  </office:meta>
</office:document-meta>
</file>